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fea2" officeooo:paragraph-rsid="0003fea2"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officeooo:rsid="0003fea2" officeooo:paragraph-rsid="0003fea2" style:font-size-asian="10.5pt" style:font-weight-asian="bold" style:font-size-complex="12pt" style:font-weight-complex="bold"/>
    </style:style>
    <style:style style:name="P3" style:family="paragraph" style:parent-style-name="Standard" style:list-style-name="L1">
      <style:paragraph-properties fo:text-align="start" style:justify-single-word="false"/>
      <style:text-properties fo:font-size="12pt" fo:font-weight="bold" officeooo:rsid="0003fea2" officeooo:paragraph-rsid="0003fea2" style:font-size-asian="10.5pt" style:font-weight-asian="bold" style:font-size-complex="12pt" style:font-weight-complex="bold"/>
    </style:style>
    <style:style style:name="P4" style:family="paragraph" style:parent-style-name="Standard" style:list-style-name="L2">
      <style:paragraph-properties fo:text-align="start" style:justify-single-word="false"/>
      <style:text-properties fo:font-size="12pt" fo:font-weight="bold" officeooo:rsid="00060e53" officeooo:paragraph-rsid="00075b5f" style:font-size-asian="10.5pt" style:font-weight-asian="bold" style:font-size-complex="12pt" style:font-weight-complex="bold"/>
    </style:style>
    <style:style style:name="P5" style:family="paragraph" style:parent-style-name="Standard" style:list-style-name="L2">
      <style:paragraph-properties fo:text-align="start" style:justify-single-word="false"/>
      <style:text-properties fo:font-size="12pt" fo:font-weight="normal" officeooo:rsid="0003fea2" officeooo:paragraph-rsid="0003fea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3fea2" officeooo:paragraph-rsid="0003fea2"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style="normal" fo:font-weight="bold" officeooo:rsid="0003fea2" officeooo:paragraph-rsid="0003fea2" style:font-size-asian="10.5pt" style:font-style-asian="normal" style:font-weight-asian="bold" style:font-size-complex="12pt" style:font-style-complex="normal" style:font-weight-complex="bold"/>
    </style:style>
    <style:style style:name="P8" style:family="paragraph" style:parent-style-name="Standard" style:list-style-name="L4">
      <style:paragraph-properties fo:text-align="start" style:justify-single-word="false"/>
      <style:text-properties fo:font-size="12pt" fo:font-style="normal" fo:font-weight="bold" officeooo:rsid="0008dbb0" officeooo:paragraph-rsid="0008dbb0" style:font-size-asian="10.5pt" style:font-style-asian="normal" style:font-weight-asian="bold" style:font-size-complex="12pt" style:font-style-complex="normal" style:font-weight-complex="bold"/>
    </style:style>
    <style:style style:name="P9" style:family="paragraph" style:parent-style-name="Standard" style:list-style-name="L4">
      <style:paragraph-properties fo:text-align="start" style:justify-single-word="false"/>
      <style:text-properties fo:font-size="12pt" fo:font-style="normal" fo:font-weight="normal" officeooo:rsid="0004228b" officeooo:paragraph-rsid="00060e53" style:font-size-asian="10.5pt" style:font-style-asian="normal" style:font-weight-asian="normal" style:font-size-complex="12pt" style:font-style-complex="normal" style:font-weight-complex="normal"/>
    </style:style>
    <style:style style:name="P10" style:family="paragraph" style:parent-style-name="Standard" style:list-style-name="L4">
      <style:paragraph-properties fo:text-align="start" style:justify-single-word="false"/>
      <style:text-properties fo:font-size="12pt" fo:font-style="normal" fo:font-weight="normal" officeooo:rsid="00060e53" officeooo:paragraph-rsid="00060e53" style:font-size-asian="10.5pt" style:font-style-asian="normal" style:font-weight-asian="normal" style:font-size-complex="12pt" style:font-style-complex="normal" style:font-weight-complex="normal"/>
    </style:style>
    <style:style style:name="P11" style:family="paragraph" style:parent-style-name="Standard" style:list-style-name="L4">
      <style:paragraph-properties fo:text-align="start" style:justify-single-word="false"/>
      <style:text-properties fo:font-size="12pt" fo:font-style="normal" fo:font-weight="normal" officeooo:rsid="0008dbb0" officeooo:paragraph-rsid="0008dbb0"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italic" fo:font-weight="bold" officeooo:rsid="0008dbb0" officeooo:paragraph-rsid="0008dbb0" style:font-size-asian="10.5pt" style:font-style-asian="italic" style:font-weight-asian="bold" style:font-size-complex="12pt" style:font-style-complex="italic" style:font-weight-complex="bold"/>
    </style:style>
    <style:style style:name="P13" style:family="paragraph">
      <loext:graphic-properties draw:fill="solid" draw:fill-color="#ddddd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75b5f"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bbd83" style:font-style-asian="italic" style:font-weight-asian="normal" style:font-style-complex="italic" style:font-weight-complex="normal"/>
    </style:style>
    <style:style style:name="T7" style:family="text">
      <style:text-properties officeooo:rsid="00060e53"/>
    </style:style>
    <style:style style:name="T8" style:family="text">
      <style:text-properties officeooo:rsid="00075b5f"/>
    </style:style>
    <style:style style:name="T9" style:family="text">
      <style:text-properties fo:color="#807e00" style:text-outline="true" fo:text-shadow="1pt 1pt"/>
    </style:style>
    <style:style style:name="T10" style:family="text">
      <style:text-properties fo:color="#d2d02b"/>
    </style:style>
    <style:style style:name="T11" style:family="text">
      <style:text-properties fo:color="#0000ff"/>
    </style:style>
    <style:style style:name="T12" style:family="text">
      <style:text-properties fo:color="#ff0000"/>
    </style:style>
    <style:style style:name="T13" style:family="text">
      <style:text-properties style:use-window-font-color="true"/>
    </style:style>
    <style:style style:name="T14" style:family="text">
      <style:text-properties fo:color="#000000"/>
    </style:style>
    <style:style style:name="T15" style:family="text">
      <style:text-properties fo:color="#333333"/>
    </style:style>
    <style:style style:name="T16" style:family="text">
      <style:text-properties fo:color="#ff0000" style:text-outline="true" fo:text-shadow="1pt 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dddddd" fo:min-height="0.1874in"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 Introduction</text:p>
      <text:p text:style-name="P1">2 Hours lecture.</text:p>
      <text:list xml:id="list1402499636" text:style-name="L1">
        <text:list-item>
          <text:p text:style-name="P3">Quick questionaries for the kids to check what they know (think) HTML is: <text:s/><text:span text:style-name="T5">10 – 15 minutes.</text:span></text:p>
        </text:list-item>
        <text:list-item>
          <text:p text:style-name="P3">What is HTML? <text:span text:style-name="T5">(20-30 minutes).</text:span></text:p>
        </text:list-item>
      </text:list>
      <text:list xml:id="list680488528" text:style-name="L2">
        <text:list-item>
          <text:list>
            <text:list-item>
              <text:p text:style-name="P5"><text:span text:style-name="T1">Acronym description</text:span> (H – Hyper, T – Text, M – Markup, L – Language). Using a game (hangman) to figure out the whole meaning of the acronym. <text:span text:style-name="T4">(5 – 10 min)</text:span></text:p>
              <text:list>
                <text:list-item>
                  <text:p text:style-name="P5"><text:span text:style-name="T1">Why Hyper?</text:span> Hyper stands for the ability to move around the pages via Links (Hyperlinks). Not a static text. <text:s/>(3 – 5 minutes).</text:p>
                </text:list-item>
                <text:list-item>
                  <text:p text:style-name="P4">What it is? <text:span text:style-name="T2">A document with special “tags” </text:span><text:span text:style-name="T3">that</text:span><text:span text:style-name="T2"> </text:span><text:span text:style-name="T3">define a structure for </text:span><text:span text:style-name="T2">web pages </text:span><text:span text:style-name="T3">and </text:span><text:span text:style-name="T2"><text:s/>allows the browser </text:span><text:span text:style-name="T3">to read it.</text:span><text:span text:style-name="T2"> (3 – 5 minutes).</text:span></text:p>
                </text:list-item>
                <text:list-item>
                  <text:p text:style-name="P5">Small example via a web page and a few drawings with arrows. <text:span text:style-name="T7">In the whiteboard.</text:span></text:p>
                </text:list-item>
                <text:list-item>
                  <text:p text:style-name="P5"><text:s/><text:span text:style-name="T1">What is it used for? </text:span>Via different parts (like puzzle) we arrange the structure and content of a page that can be shared with everyone within the World Wide Web (Internet). <text:span text:style-name="T4">(5-15 minutes).</text:span></text:p>
                  <text:list>
                    <text:list-item>
                      <text:p text:style-name="P5">Small example with figures similar to the HTML tags as a puzzle and how they can be arranged.</text:p>
                    </text:list-item>
                  </text:list>
                </text:list-item>
              </text:list>
            </text:list-item>
          </text:list>
        </text:list-item>
      </text:list>
      <text:p text:style-name="P6"/>
      <text:list xml:id="list102435286798208" text:continue-list="list1402499636" text:style-name="L1">
        <text:list-item>
          <text:p text:style-name="P7">Introduction to HTML <text:span text:style-name="T6">(20-35 minutes)</text:span></text:p>
        </text:list-item>
      </text:list>
      <text:list xml:id="list2849463919" text:style-name="L4">
        <text:list-item>
          <text:list>
            <text:list-item>
              <text:p text:style-name="P9">Quick remark <text:span text:style-name="T7">that we are currently using HTML5 (newest version) and that there are older versions.</text:span></text:p>
            </text:list-item>
            <text:list-item>
              <text:p text:style-name="P10">How we start an HTML document.</text:p>
              <text:list>
                <text:list-item>
                  <text:p text:style-name="P10"><text:span text:style-name="T1">&lt;!DOCTYPE HTML&gt;</text:span> <text:span text:style-name="T8">- Not an HTML tag but a reference to the browser which version of HTML we are using (may be skipped as explanation).</text:span></text:p>
                </text:list-item>
                <text:list-item>
                  <text:p text:style-name="P11"><text:span text:style-name="T1">&lt;html&gt;</text:span> - Tags that marks the beginning of the html document.</text:p>
                </text:list-item>
                <text:list-item>
                  <text:p text:style-name="P11"><text:span text:style-name="T1">&lt;head&gt;</text:span> - Contains special information for the web page which is not visible for the person but it is used to load other documents and assist to the search engines. (Mentioning title as example).</text:p>
                </text:list-item>
                <text:list-item>
                  <text:p text:style-name="P11"><text:span text:style-name="T1">&lt;body&gt;</text:span> - Where we define the structure of the web page ( how it will look ).</text:p>
                </text:list-item>
                <text:list-item>
                  <text:p text:style-name="P8">Closing tags for each of the above and explanation last to first closing - <text:span text:style-name="T2">(&lt;/body&gt;&lt;/head&gt;&lt;/html&gt;).</text:span></text:p>
                </text:list-item>
              </text:list>
            </text:list-item>
          </text:list>
        </text:list-item>
      </text:list>
      <text:p text:style-name="P12"><draw:frame text:anchor-type="paragraph" draw:z-index="0" draw:name="Shape1" draw:style-name="gr1" draw:text-style-name="P13" svg:width="5.6358in" svg:height="3.4512in" svg:x="0.6811in" svg:y="0.0709in"><draw:text-box><text:p>A quick exercise to make an HTML document and make a comparison between one with tags and one without tags. </text:p><text:p>Example:</text:p><text:p><text:span text:style-name="T9">Each student to make his own first document similar to this one.</text:span></text:p><text:p><text:span text:style-name="T10"/></text:p><text:p><text:span text:style-name="T11">&lt;</text:span><text:span text:style-name="T12">!DOCTYPE html</text:span><text:span text:style-name="T11">&gt;</text:span></text:p><text:p><text:span text:style-name="T11">&lt;</text:span><text:span text:style-name="T12">head</text:span><text:span text:style-name="T11">&gt;</text:span></text:p><text:p><text:tab/><text:span text:style-name="T11">&lt;</text:span><text:span text:style-name="T12">title</text:span><text:span text:style-name="T11">&gt;</text:span><text:span text:style-name="T13">Моята мечта</text:span><text:span text:style-name="T11">&lt;</text:span><text:span text:style-name="T12">/title</text:span><text:span text:style-name="T11">&gt;</text:span></text:p><text:p><text:span text:style-name="T11">&lt;</text:span><text:span text:style-name="T12">/head</text:span><text:span text:style-name="T11">&gt;</text:span></text:p><text:p><text:span text:style-name="T11">&lt;</text:span><text:span text:style-name="T12">body</text:span><text:span text:style-name="T11">&gt;</text:span></text:p><text:p><text:tab/><text:span text:style-name="T11">&lt;</text:span><text:span text:style-name="T12">h1</text:span><text:span text:style-name="T11">&gt;</text:span><text:span text:style-name="T14">Тук въвеждаме заглавието на мечтата ни.</text:span><text:span text:style-name="T11">&lt;</text:span><text:span text:style-name="T12">/h1</text:span><text:span text:style-name="T11">&gt;</text:span></text:p><text:p><text:span text:style-name="T11"><text:tab/></text:span><text:span text:style-name="T11">&lt;</text:span><text:span text:style-name="T12">p</text:span><text:span text:style-name="T15">&gt;</text:span><text:span text:style-name="T13">Тук въвеждаме малко описание за мечтата.</text:span><text:span text:style-name="T15">&lt;/</text:span><text:span text:style-name="T12">p</text:span><text:span text:style-name="T11">&gt;</text:span></text:p><text:p><text:span text:style-name="T11">&lt;</text:span><text:span text:style-name="T12">/body</text:span><text:span text:style-name="T11">&gt;</text:span></text:p><text:p><text:span text:style-name="T11">&lt;</text:span><text:span text:style-name="T12">/html</text:span><text:span text:style-name="T11">&gt; </text:span></text:p><text:p><text:span text:style-name="T11"/></text:p><text:p><text:span text:style-name="T9">We notice that there are some strange text appearing instead of the appropiate language that we used. And we <text:s/>add into the heading this special tag: </text:span><text:span text:style-name="T16">&lt;meta charset="UTF-8"&gt;</text:span></text:p></draw:text-box></draw:frame><text:span text:style-name="T2"/></text:p>
      <text:p text:style-name="P2"><text:soft-page-break/><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2:55:14.047706583</meta:creation-date>
    <dc:date>2017-12-28T10:24:33.587800282</dc:date>
    <meta:editing-duration>P1DT20H8M57S</meta:editing-duration>
    <meta:editing-cycles>1</meta:editing-cycles>
    <meta:document-statistic meta:table-count="0" meta:image-count="0" meta:object-count="0" meta:page-count="2" meta:paragraph-count="18" meta:word-count="310" meta:character-count="1669" meta:non-whitespace-character-count="1381"/>
    <meta:generator>LibreOffice/5.3.7.2.0$Linux_X86_64 LibreOffice_project/30m0$Build-2</meta:generator>
  </office:meta>
</office:document-meta>
</file>